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UC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xml:id="id2" draw:id="id2" draw:layer="layout" svg:width="1.5cm" svg:height="1.5cm" svg:x="8.944cm" svg:y="7.04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778cm" svg:y1="7.796cm" svg:x2="10.444cm" svg:y2="7.796cm" draw:start-shape="id1" draw:start-glue-point="6" draw:end-shape="id2" draw:end-glue-point="10" svg:d="M13778 7796h-3334" svg:viewBox="0 0 3335 1">
          <text:p/>
        </draw:connector>
        <draw:custom-shape draw:style-name="gr2" draw:text-style-name="P2" xml:id="id1" draw:id="id1" draw:layer="layout" svg:width="1.5cm" svg:height="1.5cm" svg:x="13.778cm" svg:y="7.04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5cm" svg:height="1.5cm" svg:x="11.362cm" svg:y="9.54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581cm" svg:y1="10.827cm" svg:x2="10.228cm" svg:y2="12.265cm" draw:start-shape="id3" draw:start-glue-point="7" draw:end-shape="id4" draw:end-glue-point="11" svg:d="M11581 10827l-1353 1438" svg:viewBox="0 0 1354 1439">
          <text:p/>
        </draw:connector>
        <draw:connector draw:style-name="gr3" draw:text-style-name="P3" draw:layer="layout" draw:type="line" svg:x1="12.643cm" svg:y1="9.765cm" svg:x2="13.997cm" svg:y2="8.327cm" draw:start-shape="id3" draw:start-glue-point="11" draw:end-shape="id1" draw:end-glue-point="7" svg:d="M12643 9765l1354-1438" svg:viewBox="0 0 1355 1439">
          <text:p/>
        </draw:connector>
        <draw:custom-shape draw:style-name="gr2" draw:text-style-name="P2" xml:id="id4" draw:id="id4" draw:layer="layout" svg:width="1.5cm" svg:height="1.5cm" svg:x="8.947cm" svg:y="12.04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cm" svg:height="1.5cm" svg:x="13.781cm" svg:y="12.046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643cm" svg:y1="10.827cm" svg:x2="14cm" svg:y2="12.265cm" draw:start-shape="id3" draw:start-glue-point="9" draw:end-shape="id5" draw:end-glue-point="5" svg:d="M12643 10827l1357 1438" svg:viewBox="0 0 1358 1439">
          <text:p/>
        </draw:connector>
        <draw:connector draw:style-name="gr3" draw:text-style-name="P3" draw:layer="layout" draw:type="line" svg:x1="10.225cm" svg:y1="8.327cm" svg:x2="11.581cm" svg:y2="9.765cm" draw:start-shape="id2" draw:start-glue-point="9" draw:end-shape="id3" draw:end-glue-point="5" svg:d="M10225 8327l1356 1438" svg:viewBox="0 0 1357 1439">
          <text:p/>
        </draw:connector>
        <draw:custom-shape draw:style-name="gr2" draw:text-style-name="P2" xml:id="id7" draw:id="id7" draw:layer="layout" svg:width="1.5cm" svg:height="1.5cm" svg:x="18.768cm" svg:y="6.39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5cm" svg:height="1.5cm" svg:x="17.152cm" svg:y="9.19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902cm" svg:y1="9.194cm" svg:x2="18.987cm" svg:y2="7.675cm" draw:start-shape="id6" draw:start-glue-point="4" draw:end-shape="id7" draw:end-glue-point="7" svg:d="M17902 9194l1085-1519" svg:viewBox="0 0 1086 1520">
          <text:p/>
        </draw:connector>
        <draw:connector draw:style-name="gr3" draw:text-style-name="P3" draw:layer="layout" draw:type="line" svg:x1="20.386cm" svg:y1="9.945cm" svg:x2="18.652cm" svg:y2="9.944cm" draw:start-shape="id8" draw:start-glue-point="6" draw:end-shape="id6" draw:end-glue-point="10" svg:d="M20386 9945l-1734-1" svg:viewBox="0 0 1735 2">
          <text:p/>
        </draw:connector>
        <draw:connector draw:style-name="gr3" draw:text-style-name="P3" draw:layer="layout" draw:type="line" svg:x1="21.136cm" svg:y1="9.195cm" svg:x2="20.049cm" svg:y2="7.675cm" draw:start-shape="id8" draw:start-glue-point="4" draw:end-shape="id7" draw:end-glue-point="9" svg:d="M21136 9195l-1087-1520" svg:viewBox="0 0 1088 1521">
          <text:p/>
        </draw:connector>
        <draw:custom-shape draw:style-name="gr2" draw:text-style-name="P2" xml:id="id8" draw:id="id8" draw:layer="layout" svg:width="1.5cm" svg:height="1.5cm" svg:x="20.386cm" svg:y="9.19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5cm" svg:height="1.5cm" svg:x="18.111cm" svg:y="12.127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5cm" svg:height="1.5cm" svg:x="21.228cm" svg:y="12.127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9.611cm" svg:y1="12.877cm" svg:x2="21.228cm" svg:y2="12.877cm" draw:start-shape="id9" draw:start-glue-point="10" draw:end-shape="id10" draw:end-glue-point="6" svg:d="M19611 12877h1617" svg:viewBox="0 0 1618 1">
          <text:p/>
        </draw:connector>
      </draw:page>
      <draw:page draw:name="page3" draw:style-name="dp1" draw:master-page-name="Default">
        <draw:g>
          <draw:custom-shape draw:style-name="gr2" draw:text-style-name="P2" xml:id="id11" draw:id="id11" draw:layer="layout" svg:width="1.5cm" svg:height="1.5cm" svg:x="8.244cm" svg:y="3.346cm">
            <draw:glue-point draw:id="12" svg:x="4.68cm" svg:y="1.84cm"/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" draw:id="id12" draw:layer="layout" svg:width="1.5cm" svg:height="1.5cm" svg:x="8.244cm" svg:y="6.44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" draw:id="id13" draw:layer="layout" svg:width="1.5cm" svg:height="1.5cm" svg:x="11.361cm" svg:y="6.446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4cm" svg:y1="4.846cm" svg:x2="8.994cm" svg:y2="6.446cm" draw:start-shape="id11" draw:start-glue-point="8" draw:end-shape="id12" draw:end-glue-point="4" svg:d="M8994 4846v1600" svg:viewBox="0 0 1 1601">
            <text:p/>
          </draw:connector>
          <draw:connector draw:style-name="gr3" draw:text-style-name="P3" draw:layer="layout" draw:type="line" svg:x1="11.361cm" svg:y1="7.196cm" svg:x2="9.744cm" svg:y2="7.196cm" draw:start-shape="id13" draw:start-glue-point="6" draw:end-shape="id12" draw:end-glue-point="10" svg:d="M11361 7196h-1617" svg:viewBox="0 0 1618 1">
            <text:p/>
          </draw:connector>
          <draw:connector draw:style-name="gr3" draw:text-style-name="P3" draw:layer="layout" draw:type="line" svg:x1="9.744cm" svg:y1="4.096cm" svg:x2="11.344cm" svg:y2="4.096cm" draw:start-shape="id11" draw:start-glue-point="10" svg:d="M9744 4096h1600" svg:viewBox="0 0 1601 1">
            <text:p/>
          </draw:connector>
          <draw:connector draw:style-name="gr3" draw:text-style-name="P3" draw:layer="layout" draw:type="line" svg:x1="12.111cm" svg:y1="6.446cm" svg:x2="12.103cm" svg:y2="4.846cm" draw:start-shape="id13" draw:start-glue-point="4" svg:d="M12111 6446l-8-1600" svg:viewBox="0 0 9 1601">
            <text:p/>
          </draw:connector>
          <draw:custom-shape draw:style-name="gr2" draw:text-style-name="P2" draw:layer="layout" svg:width="1.5cm" svg:height="1.5cm" svg:x="11.361cm" svg:y="3.346cm">
            <draw:glue-point draw:id="12" svg:x="4.68cm" svg:y="1.84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1.5cm" svg:height="1.5cm" svg:x="14.478cm" svg:y="6.446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3" draw:text-style-name="P3" draw:layer="layout" draw:type="line" svg:x1="15.228cm" svg:y1="6.446cm" svg:x2="15.22cm" svg:y2="4.846cm" draw:start-shape="id14" draw:start-glue-point="4" svg:d="M15228 6446l-8-1600" svg:viewBox="0 0 9 1601">
            <text:p/>
          </draw:connector>
          <draw:custom-shape draw:style-name="gr2" draw:text-style-name="P2" draw:layer="layout" svg:width="1.5cm" svg:height="1.5cm" svg:x="14.478cm" svg:y="3.346cm">
            <draw:glue-point draw:id="12" svg:x="4.68cm" svg:y="1.84cm"/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1.5cm" svg:height="1.5cm" svg:x="17.595cm" svg:y="6.447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3" draw:text-style-name="P3" draw:layer="layout" draw:type="line" svg:x1="18.345cm" svg:y1="6.447cm" svg:x2="18.337cm" svg:y2="4.847cm" draw:start-shape="id15" draw:start-glue-point="4" svg:d="M18345 6447l-8-1600" svg:viewBox="0 0 9 1601">
            <text:p/>
          </draw:connector>
          <draw:custom-shape draw:style-name="gr2" draw:text-style-name="P2" xml:id="id24" draw:id="id24" draw:layer="layout" svg:width="1.5cm" svg:height="1.5cm" svg:x="17.595cm" svg:y="3.347cm">
            <draw:glue-point draw:id="12" svg:x="4.68cm" svg:y="1.84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1.5cm" svg:height="1.5cm" svg:x="8.245cm" svg:y="9.546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7" draw:id="id17" draw:layer="layout" svg:width="1.5cm" svg:height="1.5cm" svg:x="11.362cm" svg:y="9.546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5cm" svg:y1="7.946cm" svg:x2="8.995cm" svg:y2="9.546cm" draw:end-shape="id16" draw:end-glue-point="4" svg:d="M8995 7946v1600" svg:viewBox="0 0 1 1601">
            <text:p/>
          </draw:connector>
          <draw:connector draw:style-name="gr3" draw:text-style-name="P3" draw:layer="layout" draw:type="line" svg:x1="11.362cm" svg:y1="10.296cm" svg:x2="9.745cm" svg:y2="10.296cm" draw:start-shape="id17" draw:start-glue-point="6" draw:end-shape="id16" draw:end-glue-point="10" svg:d="M11362 10296h-1617" svg:viewBox="0 0 1618 1">
            <text:p/>
          </draw:connector>
          <draw:connector draw:style-name="gr3" draw:text-style-name="P3" draw:layer="layout" draw:type="line" svg:x1="12.643cm" svg:y1="9.765cm" svg:x2="14.697cm" svg:y2="7.727cm" draw:start-shape="id17" draw:start-glue-point="11" draw:end-shape="id14" draw:end-glue-point="7" svg:d="M12643 9765l2054-2038" svg:viewBox="0 0 2055 2039">
            <text:p/>
          </draw:connector>
          <draw:custom-shape draw:style-name="gr2" draw:text-style-name="P2" xml:id="id18" draw:id="id18" draw:layer="layout" svg:width="1.5cm" svg:height="1.5cm" svg:x="14.479cm" svg:y="9.546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4.479cm" svg:y1="10.296cm" svg:x2="12.862cm" svg:y2="10.296cm" draw:start-shape="id18" draw:start-glue-point="6" svg:d="M14479 10296h-1617" svg:viewBox="0 0 1618 1">
            <text:p/>
          </draw:connector>
          <draw:connector draw:style-name="gr3" draw:text-style-name="P3" draw:layer="layout" draw:type="line" svg:x1="15.229cm" svg:y1="9.546cm" svg:x2="15.221cm" svg:y2="7.946cm" draw:start-shape="id18" draw:start-glue-point="4" svg:d="M15229 9546l-8-1600" svg:viewBox="0 0 9 1601">
            <text:p/>
          </draw:connector>
          <draw:custom-shape draw:style-name="gr2" draw:text-style-name="P2" xml:id="id19" draw:id="id19" draw:layer="layout" svg:width="1.5cm" svg:height="1.5cm" svg:x="17.596cm" svg:y="9.547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7.596cm" svg:y1="10.297cm" svg:x2="15.979cm" svg:y2="10.297cm" draw:start-shape="id19" draw:start-glue-point="6" svg:d="M17596 10297h-1617" svg:viewBox="0 0 1618 1">
            <text:p/>
          </draw:connector>
          <draw:connector draw:style-name="gr3" draw:text-style-name="P3" draw:layer="layout" draw:type="line" svg:x1="18.346cm" svg:y1="9.547cm" svg:x2="18.338cm" svg:y2="7.947cm" draw:start-shape="id19" draw:start-glue-point="4" svg:d="M18346 9547l-8-1600" svg:viewBox="0 0 9 1601">
            <text:p/>
          </draw:connector>
          <draw:custom-shape draw:style-name="gr2" draw:text-style-name="P2" xml:id="id20" draw:id="id20" draw:layer="layout" svg:width="1.5cm" svg:height="1.5cm" svg:x="8.247cm" svg:y="12.646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1.5cm" svg:height="1.5cm" svg:x="11.364cm" svg:y="12.646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7cm" svg:y1="11.046cm" svg:x2="8.997cm" svg:y2="12.646cm" draw:end-shape="id20" draw:end-glue-point="4" svg:d="M8997 11046v1600" svg:viewBox="0 0 1 1601">
            <text:p/>
          </draw:connector>
          <draw:connector draw:style-name="gr3" draw:text-style-name="P3" draw:layer="layout" draw:type="line" svg:x1="11.364cm" svg:y1="13.396cm" svg:x2="9.747cm" svg:y2="13.396cm" draw:start-shape="id21" draw:start-glue-point="6" draw:end-shape="id20" draw:end-glue-point="10" svg:d="M11364 13396h-1617" svg:viewBox="0 0 1618 1">
            <text:p/>
          </draw:connector>
          <draw:connector draw:style-name="gr3" draw:text-style-name="P3" draw:layer="layout" draw:type="line" svg:x1="11.583cm" svg:y1="12.865cm" svg:x2="9.526cm" svg:y2="10.827cm" draw:start-shape="id21" draw:start-glue-point="5" draw:end-shape="id16" draw:end-glue-point="9" svg:d="M11583 12865l-2057-2038" svg:viewBox="0 0 2058 2039">
            <text:p/>
          </draw:connector>
          <draw:custom-shape draw:style-name="gr2" draw:text-style-name="P2" xml:id="id22" draw:id="id22" draw:layer="layout" svg:width="1.5cm" svg:height="1.5cm" svg:x="14.481cm" svg:y="12.646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231cm" svg:y1="12.646cm" svg:x2="15.223cm" svg:y2="11.046cm" draw:start-shape="id22" draw:start-glue-point="4" svg:d="M15231 12646l-8-1600" svg:viewBox="0 0 9 1601">
            <text:p/>
          </draw:connector>
          <draw:custom-shape draw:style-name="gr2" draw:text-style-name="P2" xml:id="id23" draw:id="id23" draw:layer="layout" svg:width="1.5cm" svg:height="1.5cm" svg:x="17.598cm" svg:y="12.647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348cm" svg:y1="12.647cm" svg:x2="18.34cm" svg:y2="11.047cm" draw:start-shape="id23" draw:start-glue-point="4" svg:d="M18348 12647l-8-1600" svg:viewBox="0 0 9 1601">
            <text:p/>
          </draw:connector>
          <draw:connector draw:style-name="gr3" draw:text-style-name="P3" draw:layer="layout" draw:type="line" svg:x1="12.645cm" svg:y1="12.865cm" svg:x2="14.698cm" svg:y2="10.827cm" draw:start-shape="id21" draw:start-glue-point="11" draw:end-shape="id18" draw:end-glue-point="7" svg:d="M12645 12865l2053-2038" svg:viewBox="0 0 2054 2039">
            <text:p/>
          </draw:connector>
          <draw:connector draw:style-name="gr3" draw:text-style-name="P3" draw:layer="layout" draw:type="line" svg:x1="15.759cm" svg:y1="6.665cm" svg:x2="17.814cm" svg:y2="4.628cm" draw:start-shape="id14" draw:start-glue-point="11" draw:end-shape="id24" draw:end-glue-point="7" svg:d="M15759 6665l2055-2037" svg:viewBox="0 0 2056 2038">
            <text:p/>
          </draw:connector>
          <draw:connector draw:style-name="gr3" draw:text-style-name="P3" draw:layer="layout" draw:type="line" svg:x1="9.526cm" svg:y1="9.765cm" svg:x2="11.58cm" svg:y2="7.727cm" draw:start-shape="id16" draw:start-glue-point="11" draw:end-shape="id13" draw:end-glue-point="7" svg:d="M9526 9765l2054-2038" svg:viewBox="0 0 2055 2039">
            <text:p/>
          </draw:connector>
          <draw:connector draw:style-name="gr3" draw:text-style-name="P3" draw:layer="layout" draw:type="line" svg:x1="11.58cm" svg:y1="6.665cm" svg:x2="9.525cm" svg:y2="4.627cm" draw:start-shape="id13" draw:start-glue-point="5" draw:end-shape="id11" draw:end-glue-point="9" svg:d="M11580 6665l-2055-2038" svg:viewBox="0 0 2056 2039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31T16:37:08.707000000</dc:date>
    <meta:editing-duration>P3DT5H35M34S</meta:editing-duration>
    <meta:editing-cycles>211</meta:editing-cycles>
    <meta:generator>LibreOffice/6.4.5.2$Windows_X86_64 LibreOffice_project/a726b36747cf2001e06b58ad5db1aa3a9a1872d6</meta:generator>
    <meta:document-statistic meta:object-count="61"/>
  </office:meta>
</office:document-meta>
</file>